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none" officeooo:rsid="0014c91f" officeooo:paragraph-rsid="0014c91f"/>
    </style:style>
    <style:style style:name="P2" style:family="paragraph" style:parent-style-name="Standard">
      <style:text-properties style:text-underline-style="none" officeooo:rsid="0016b1f2" officeooo:paragraph-rsid="0016b1f2"/>
    </style:style>
    <style:style style:name="P3" style:family="paragraph" style:parent-style-name="Standard">
      <style:text-properties style:text-underline-style="none" officeooo:rsid="0017ba24" officeooo:paragraph-rsid="0017ba24"/>
    </style:style>
    <style:style style:name="P4" style:family="paragraph" style:parent-style-name="Standard" style:list-style-name="L1">
      <style:text-properties style:text-underline-style="none" officeooo:rsid="0014c91f" officeooo:paragraph-rsid="0014c91f"/>
    </style:style>
    <style:style style:name="P5" style:family="paragraph" style:parent-style-name="Standard" style:list-style-name="L2">
      <style:text-properties style:text-underline-style="none" officeooo:rsid="0016b1f2" officeooo:paragraph-rsid="0016b1f2"/>
    </style:style>
    <style:style style:name="P6" style:family="paragraph" style:parent-style-name="Standard">
      <style:text-properties style:text-underline-style="none" officeooo:rsid="0016b1f2" officeooo:paragraph-rsid="0016b1f2"/>
    </style:style>
    <style:style style:name="P7" style:family="paragraph" style:parent-style-name="Standard" style:list-style-name="L3">
      <style:text-properties style:text-underline-style="none" officeooo:rsid="0016b1f2" officeooo:paragraph-rsid="0016b1f2"/>
    </style:style>
    <style:style style:name="P8" style:family="paragraph" style:parent-style-name="Standard" style:list-style-name="L4">
      <style:text-properties style:text-underline-style="none" officeooo:rsid="0017ba24" officeooo:paragraph-rsid="0017ba24"/>
    </style:style>
    <style:style style:name="P9" style:family="paragraph" style:parent-style-name="Standard">
      <style:text-properties style:text-underline-style="none" officeooo:rsid="000f974b" officeooo:paragraph-rsid="000f974b"/>
    </style:style>
    <style:style style:name="P10" style:family="paragraph" style:parent-style-name="Standard">
      <style:text-properties style:text-underline-style="none" officeooo:rsid="0011177e" officeooo:paragraph-rsid="0011177e"/>
    </style:style>
    <style:style style:name="P11" style:family="paragraph" style:parent-style-name="Standard" style:list-style-name="L5">
      <style:text-properties style:text-underline-style="none" officeooo:rsid="0017a8e6" officeooo:paragraph-rsid="0017a8e6"/>
    </style:style>
    <style:style style:name="P12" style:family="paragraph" style:parent-style-name="Standard" style:list-style-name="L5">
      <style:text-properties style:text-underline-style="none" officeooo:rsid="0017bbda" officeooo:paragraph-rsid="0017bbda"/>
    </style:style>
    <style:style style:name="P13" style:family="paragraph" style:parent-style-name="Standard" style:list-style-name="L5">
      <style:text-properties style:text-underline-style="none" officeooo:rsid="001abc4e" officeooo:paragraph-rsid="001abc4e"/>
    </style:style>
    <style:style style:name="P14" style:family="paragraph" style:parent-style-name="Standard" style:list-style-name="L2">
      <style:text-properties officeooo:rsid="0016b1f2" officeooo:paragraph-rsid="0016b1f2"/>
    </style:style>
    <style:style style:name="P15" style:family="paragraph" style:parent-style-name="Standard" style:list-style-name="L4">
      <style:text-properties officeooo:paragraph-rsid="0018754b"/>
    </style:style>
    <style:style style:name="P16" style:family="paragraph" style:parent-style-name="Standard">
      <style:text-properties officeooo:paragraph-rsid="0018754b"/>
    </style:style>
    <style:style style:name="P17" style:family="paragraph" style:parent-style-name="Standard">
      <style:text-properties style:text-underline-style="solid" style:text-underline-width="auto" style:text-underline-color="font-color" officeooo:rsid="000f974b" officeooo:paragraph-rsid="000f974b"/>
    </style:style>
    <style:style style:name="T1" style:family="text">
      <style:text-properties officeooo:rsid="00164e4e"/>
    </style:style>
    <style:style style:name="T2" style:family="text">
      <style:text-properties style:text-underline-style="none" officeooo:rsid="0017ba24"/>
    </style:style>
    <style:style style:name="T3" style:family="text">
      <style:text-properties style:text-underline-style="none" officeooo:rsid="0018754b"/>
    </style:style>
    <style:style style:name="T4" style:family="text">
      <style:text-properties officeooo:rsid="001bdf32"/>
    </style:style>
    <style:style style:name="T5" style:family="text">
      <style:text-properties officeooo:rsid="001ba09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would a business do in the event of data corruption?</text:p>
      <text:list xml:id="list3561038247" text:style-name="L1">
        <text:list-item>
          <text:p text:style-name="P4">In the event of data corruption, a business should first <text:span text:style-name="T1">identify the source and extent of the corruption, then implement recovery measures such as restoring data from backups.</text:span></text:p>
        </text:list-item>
      </text:list>
      <text:p text:style-name="P1">What would be the potential effects of data corruption on a business?</text:p>
      <text:p text:style-name="P2">Data corruption can lead to:</text:p>
      <text:list xml:id="list393115252" text:style-name="L2">
        <text:list-item>
          <text:p text:style-name="P5">Significant operational disruptions</text:p>
        </text:list-item>
        <text:list-item>
          <text:p text:style-name="P5">Financial loss</text:p>
        </text:list-item>
        <text:list-item>
          <text:p text:style-name="P5">Damage to the company’s reputation</text:p>
        </text:list-item>
        <text:list-item>
          <text:p text:style-name="P5">Data being inaccessible</text:p>
        </text:list-item>
        <text:list-item>
          <text:p text:style-name="P5">Increased recovery costs</text:p>
        </text:list-item>
        <text:list-item>
          <text:p text:style-name="P14">Potential legal penalties</text:p>
        </text:list-item>
      </text:list>
      <text:p text:style-name="P2"/>
      <text:p text:style-name="P1">How could a business minimise the risks of data corruption?</text:p>
      <text:list xml:id="list3564767340" text:style-name="L3">
        <text:list-item>
          <text:p text:style-name="P7">Taking regular backups (e.g., using the 3-2-1 backup strategy)</text:p>
        </text:list-item>
        <text:list-item>
          <text:p text:style-name="P7">Implement access controls to limit who can modify the data</text:p>
        </text:list-item>
      </text:list>
      <text:p text:style-name="P2"/>
      <text:p text:style-name="P3">How can a business mitigate the risks from system failures?</text:p>
      <text:list xml:id="list2571735684" text:style-name="L4">
        <text:list-item>
          <text:p text:style-name="P8">Make a plan for regular maintenance and testing</text:p>
        </text:list-item>
        <text:list-item>
          <text:p text:style-name="P8">Monitor system performance</text:p>
        </text:list-item>
        <text:list-item>
          <text:p text:style-name="P8">Implement security protocols</text:p>
        </text:list-item>
        <text:list-item>
          <text:p text:style-name="P8">Implement backup procedures <text:span text:style-name="T4">(regular backups)</text:span></text:p>
        </text:list-item>
        <text:list-item>
          <text:p text:style-name="P15"><text:span text:style-name="T2">Develop contingency plans </text:span><text:span text:style-name="T3">(</text:span>A contingency plan is a backup strategy designed to help an organization respond effectively to unexpected events or situations that may disrupt normal operations<text:span text:style-name="T3">)</text:span></text:p>
        </text:list-item>
      </text:list>
      <text:p text:style-name="P16"><text:span text:style-name="T3"/></text:p>
      <text:p text:style-name="P16"><text:span text:style-name="T3"/></text:p>
      <text:p text:style-name="P17">Health Advice Group</text:p>
      <text:p text:style-name="P9">What might you have to do as the software developer for the Health Advice Group to ensure that your software is maintained properly?</text:p>
      <text:list xml:id="list1705367965" text:style-name="L5">
        <text:list-item>
          <text:p text:style-name="P11">Regularly perform corrective maintenance to fix bugs, implement preventative measures to safeguard against new threats, and adapt the software to changing conditions or requirements</text:p>
        </text:list-item>
        <text:list-item>
          <text:p text:style-name="P11">Perfective maintenance may also be necessary to enhance features and improve usability over time</text:p>
        </text:list-item>
        <text:list-item>
          <text:p text:style-name="P12">Thoroughly test all changes</text:p>
        </text:list-item>
        <text:list-item>
          <text:p text:style-name="P12">Document all changes made</text:p>
        </text:list-item>
        <text:list-item>
          <text:p text:style-name="P13">Write meaningful comments in <text:span text:style-name="T5">your source code</text:span></text:p>
        </text:list-item>
      </text:list>
      <text:p text:style-name="P9"/>
      <text:p text:style-name="P10">What plans might you have to react to any issues where the software might need upgrading?</text:p>
      <text:p text:style-name="P10"/>
      <text:p text:style-name="P10">What contingencies do you have for unforeseen issues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09:44:31.205996377</meta:creation-date>
    <meta:generator>LibreOffice/7.3.7.2$Linux_X86_64 LibreOffice_project/30$Build-2</meta:generator>
    <dc:date>2025-11-27T10:26:12.920774077</dc:date>
    <meta:editing-duration>PT41M18S</meta:editing-duration>
    <meta:editing-cycles>8</meta:editing-cycles>
    <meta:document-statistic meta:table-count="0" meta:image-count="0" meta:object-count="0" meta:page-count="1" meta:paragraph-count="28" meta:word-count="282" meta:character-count="1745" meta:non-whitespace-character-count="1510"/>
  </office:meta>
</office:document-meta>
</file>